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1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9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ências em watts</text:p>
          </table:table-cell>
          <table:table-cell office:value-type="string" calcext:value-type="string">
            <text:p>Potência normatizada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Kwatts/hor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/>
          <table:table-cell office:value-type="string" calcext:value-type="string">
            <text:p>Potências em watts</text:p>
          </table:table-cell>
          <table:table-cell office:value-type="string" calcext:value-type="string">
            <text:p>Inversor</text:p>
          </table:table-cell>
          <table:table-cell table:style-name="ce9"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140 ~ 150w 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/>
          <table:table-cell office:value-type="currency" office:currency="BRL" office:value="509" calcext:value-type="currency">
            <text:p>R$ 509,00</text:p>
          </table:table-cell>
          <table:table-cell table:style-name="ce12" table:formula="of:=(SUM([.E3:.E6]))/4" office:value-type="currency" office:currency="BRL" office:value="505.5" calcext:value-type="currency" table:number-columns-spanned="1" table:number-rows-spanned="4">
            <text:p>R$ 505,50</text:p>
          </table:table-cell>
          <table:table-cell/>
          <table:table-cell table:style-name="ce3" office:value-type="string" calcext:value-type="string" table:number-columns-spanned="1" table:number-rows-spanned="4">
            <text:p>600w</text:p>
          </table:table-cell>
          <table:table-cell table:style-name="ce7" office:value-type="string" calcext:value-type="string">
            <text:p>A</text:p>
          </table:table-cell>
          <table:table-cell table:style-name="ce10" office:value-type="currency" office:currency="BRL" office:value="1118" calcext:value-type="currency">
            <text:p>R$ 1.118,00</text:p>
          </table:table-cell>
          <table:table-cell table:style-name="ce13" table:formula="of:=(SUM([.J3:.J6]))/4" office:value-type="currency" office:currency="BRL" office:value="786.8475" calcext:value-type="currency" table:number-columns-spanned="1" table:number-rows-spanned="4">
            <text:p>R$ 786,85</text:p>
          </table:table-cell>
          <table:table-cell/>
          <table:table-cell table:style-name="ce9" table:formula="of:=4*[.F3]+[.K3]" office:value-type="currency" office:currency="BRL" office:value="2808.8475" calcext:value-type="currency">
            <text:p>R$ 2.808,85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currency" office:currency="BRL" office:value="530" calcext:value-type="currency">
            <text:p>R$ 530,00</text:p>
          </table:table-cell>
          <table:covered-table-cell/>
          <table:table-cell/>
          <table:covered-table-cell table:style-name="ce4"/>
          <table:table-cell office:value-type="string" calcext:value-type="string">
            <text:p>B</text:p>
          </table:table-cell>
          <table:table-cell table:style-name="ce9" office:value-type="currency" office:currency="BRL" office:value="589.9" calcext:value-type="currency">
            <text:p>R$ 589,90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BRL" office:value="483" calcext:value-type="currency">
            <text:p>R$ 483,00</text:p>
          </table:table-cell>
          <table:covered-table-cell/>
          <table:table-cell/>
          <table:covered-table-cell table:style-name="ce4"/>
          <table:table-cell office:value-type="string" calcext:value-type="string">
            <text:p>C</text:p>
          </table:table-cell>
          <table:table-cell table:style-name="ce9" office:value-type="currency" office:currency="BRL" office:value="719.49" calcext:value-type="currency">
            <text:p>R$ 719,49</text:p>
          </table:table-cell>
          <table:covered-table-cell table:style-name="ce14"/>
          <table:table-cell/>
          <table:table-cell table:style-name="ce9" table:formula="of:=[.E$1:.E$1048576]" office:value-type="currency" office:currency="BRL" office:value="483" calcext:value-type="currency">
            <text:p>R$ 483,00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/>
          <table:table-cell office:value-type="currency" office:currency="BRL" office:value="500" calcext:value-type="currency">
            <text:p>R$ 500,00</text:p>
          </table:table-cell>
          <table:covered-table-cell/>
          <table:table-cell/>
          <table:covered-table-cell table:style-name="ce5"/>
          <table:table-cell table:style-name="ce8" office:value-type="string" calcext:value-type="string">
            <text:p>D</text:p>
          </table:table-cell>
          <table:table-cell table:style-name="ce11" office:value-type="currency" office:currency="BRL" office:value="720" calcext:value-type="currency">
            <text:p>R$ 720,00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250 ~ 260w</text:p>
          </table:table-cell>
          <table:table-cell table:style-name="ce6" office:value-type="float" office:value="250" calcext:value-type="float">
            <text:p>250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currency" office:currency="BRL" office:value="719" calcext:value-type="currency">
            <text:p>R$ 719,00</text:p>
          </table:table-cell>
          <table:table-cell table:style-name="ce13" table:formula="of:=(SUM([.E7:.E10]))/4" office:value-type="currency" office:currency="BRL" office:value="690.5" calcext:value-type="currency" table:number-columns-spanned="1" table:number-rows-spanned="4">
            <text:p>R$ 690,50</text:p>
          </table:table-cell>
          <table:table-cell/>
          <table:table-cell table:style-name="ce3" office:value-type="string" calcext:value-type="string" table:number-columns-spanned="1" table:number-rows-spanned="4">
            <text:p>1000w</text:p>
          </table:table-cell>
          <table:table-cell table:style-name="ce7" office:value-type="string" calcext:value-type="string">
            <text:p>E</text:p>
          </table:table-cell>
          <table:table-cell table:style-name="ce10" office:value-type="currency" office:currency="BRL" office:value="870" calcext:value-type="currency">
            <text:p>R$ 870,00</text:p>
          </table:table-cell>
          <table:table-cell table:style-name="ce13" table:formula="of:=(SUM([.J7:.J10]))/4" office:value-type="currency" office:currency="BRL" office:value="1547" calcext:value-type="currency" table:number-columns-spanned="1" table:number-rows-spanned="4">
            <text:p>R$ 1.547,00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545" calcext:value-type="currency">
            <text:p>R$ 545,00</text:p>
          </table:table-cell>
          <table:covered-table-cell table:style-name="ce14"/>
          <table:table-cell/>
          <table:covered-table-cell table:style-name="ce4"/>
          <table:table-cell office:value-type="string" calcext:value-type="string">
            <text:p>F</text:p>
          </table:table-cell>
          <table:table-cell table:style-name="ce9" office:value-type="currency" office:currency="BRL" office:value="1450" calcext:value-type="currency">
            <text:p>R$ 1.450,00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699" calcext:value-type="currency">
            <text:p>R$ 699,00</text:p>
          </table:table-cell>
          <table:covered-table-cell table:style-name="ce14"/>
          <table:table-cell/>
          <table:covered-table-cell table:style-name="ce4"/>
          <table:table-cell office:value-type="string" calcext:value-type="string">
            <text:p>G</text:p>
          </table:table-cell>
          <table:table-cell table:style-name="ce9" office:value-type="currency" office:currency="BRL" office:value="1899" calcext:value-type="currency">
            <text:p>R$ 1.899,00</text:p>
          </table:table-cell>
          <table:covered-table-cell table:style-name="ce14"/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250" calcext:value-type="float">
            <text:p>250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currency" office:currency="BRL" office:value="799" calcext:value-type="currency">
            <text:p>R$ 799,00</text:p>
          </table:table-cell>
          <table:covered-table-cell table:style-name="ce15"/>
          <table:table-cell/>
          <table:covered-table-cell table:style-name="ce5"/>
          <table:table-cell table:style-name="ce8" office:value-type="string" calcext:value-type="string">
            <text:p>H</text:p>
          </table:table-cell>
          <table:table-cell table:style-name="ce11" office:value-type="currency" office:currency="BRL" office:value="1969" calcext:value-type="currency">
            <text:p>R$ 1.969,00</text:p>
          </table:table-cell>
          <table:covered-table-cell table:style-name="ce1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320 ~ 340w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I</text:p>
          </table:table-cell>
          <table:table-cell/>
          <table:table-cell office:value-type="currency" office:currency="BRL" office:value="999" calcext:value-type="currency">
            <text:p>R$ 999,00</text:p>
          </table:table-cell>
          <table:table-cell table:style-name="ce12" table:formula="of:=(SUM([.E11:.E14]))/4" office:value-type="currency" office:currency="BRL" office:value="928.75" calcext:value-type="currency" table:number-columns-spanned="1" table:number-rows-spanned="4">
            <text:p>R$ 928,75</text:p>
          </table:table-cell>
          <table:table-cell/>
          <table:table-cell table:style-name="ce2" table:number-columns-spanned="1" table:number-rows-spanned="4"/>
          <table:table-cell/>
          <table:table-cell table:style-name="ce9"/>
          <table:table-cell table:style-name="ce12" table:number-columns-spanned="1" table:number-rows-spanned="4"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J</text:p>
          </table:table-cell>
          <table:table-cell/>
          <table:table-cell office:value-type="currency" office:currency="BRL" office:value="899" calcext:value-type="currency">
            <text:p>R$ 899,00</text:p>
          </table:table-cell>
          <table:covered-table-cell/>
          <table:table-cell/>
          <table:covered-table-cell/>
          <table:table-cell/>
          <table:table-cell table:style-name="ce9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</text:p>
          </table:table-cell>
          <table:table-cell/>
          <table:table-cell office:value-type="currency" office:currency="BRL" office:value="919" calcext:value-type="currency">
            <text:p>R$ 919,00</text:p>
          </table:table-cell>
          <table:covered-table-cell/>
          <table:table-cell/>
          <table:covered-table-cell/>
          <table:table-cell/>
          <table:table-cell table:style-name="ce9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L</text:p>
          </table:table-cell>
          <table:table-cell/>
          <table:table-cell office:value-type="currency" office:currency="BRL" office:value="898" calcext:value-type="currency">
            <text:p>R$ 898,00</text:p>
          </table:table-cell>
          <table:covered-table-cell/>
          <table:table-cell/>
          <table:covered-table-cell/>
          <table:table-cell/>
          <table:table-cell table:style-name="ce9"/>
          <table:covered-table-cell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9:53:45.114371993</meta:creation-date>
    <meta:generator>LibreOffice/5.2.7.2$Linux_X86_64 LibreOffice_project/20m0$Build-2</meta:generator>
    <dc:date>2018-09-11T20:35:26.641828817</dc:date>
    <meta:editing-duration>PT31M25S</meta:editing-duration>
    <meta:editing-cycles>13</meta:editing-cycles>
    <meta:document-statistic meta:table-count="1" meta:cell-count="78" meta:object-count="0"/>
  </office:meta>
</office:document-meta>
</file>